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cccee" officeooo:paragraph-rsid="001eb5c0"/>
    </style:style>
    <style:style style:name="P2" style:family="paragraph" style:parent-style-name="Standard">
      <style:text-properties officeooo:rsid="001cccee" officeooo:paragraph-rsid="00354ac0"/>
    </style:style>
    <style:style style:name="P3" style:family="paragraph" style:parent-style-name="Standard">
      <style:text-properties officeooo:rsid="001cccee" officeooo:paragraph-rsid="00363405"/>
    </style:style>
    <style:style style:name="P4" style:family="paragraph" style:parent-style-name="Standard">
      <style:text-properties officeooo:rsid="001cccee" officeooo:paragraph-rsid="0038b8b1"/>
    </style:style>
    <style:style style:name="P5" style:family="paragraph" style:parent-style-name="Standard">
      <style:text-properties officeooo:rsid="001fde3b" officeooo:paragraph-rsid="002126aa"/>
    </style:style>
    <style:style style:name="P6" style:family="paragraph" style:parent-style-name="Standard">
      <style:text-properties officeooo:rsid="002126aa" officeooo:paragraph-rsid="002126aa"/>
    </style:style>
    <style:style style:name="P7" style:family="paragraph" style:parent-style-name="Standard">
      <style:text-properties officeooo:rsid="00240799" officeooo:paragraph-rsid="00240799"/>
    </style:style>
    <style:style style:name="P8" style:family="paragraph" style:parent-style-name="Standard">
      <style:text-properties officeooo:rsid="00240799" officeooo:paragraph-rsid="0029ad1d"/>
    </style:style>
    <style:style style:name="P9" style:family="paragraph" style:parent-style-name="Standard">
      <style:text-properties officeooo:rsid="00240799" officeooo:paragraph-rsid="003feaef"/>
    </style:style>
    <style:style style:name="P10" style:family="paragraph" style:parent-style-name="Standard">
      <style:text-properties officeooo:rsid="00240799" officeooo:paragraph-rsid="0050589c"/>
    </style:style>
    <style:style style:name="P11" style:family="paragraph" style:parent-style-name="Standard">
      <style:text-properties officeooo:rsid="002439e4" officeooo:paragraph-rsid="002439e4"/>
    </style:style>
    <style:style style:name="P12" style:family="paragraph" style:parent-style-name="Standard">
      <style:text-properties officeooo:rsid="0025eed2" officeooo:paragraph-rsid="0027dc31"/>
    </style:style>
    <style:style style:name="P13" style:family="paragraph" style:parent-style-name="Standard">
      <style:text-properties officeooo:rsid="00299ce4" officeooo:paragraph-rsid="00299ce4"/>
    </style:style>
    <style:style style:name="P14" style:family="paragraph" style:parent-style-name="Standard">
      <style:text-properties officeooo:paragraph-rsid="0029ad1d"/>
    </style:style>
    <style:style style:name="P15" style:family="paragraph" style:parent-style-name="Standard">
      <style:text-properties officeooo:rsid="002cc029" officeooo:paragraph-rsid="002cc029"/>
    </style:style>
    <style:style style:name="P16" style:family="paragraph" style:parent-style-name="Standard">
      <style:text-properties officeooo:rsid="002db94c" officeooo:paragraph-rsid="002db94c"/>
    </style:style>
    <style:style style:name="P17" style:family="paragraph" style:parent-style-name="Standard">
      <style:text-properties officeooo:rsid="002dff7c" officeooo:paragraph-rsid="002dff7c"/>
    </style:style>
    <style:style style:name="P18" style:family="paragraph" style:parent-style-name="Standard">
      <style:text-properties officeooo:rsid="002fd901" officeooo:paragraph-rsid="00312482"/>
    </style:style>
    <style:style style:name="P19" style:family="paragraph" style:parent-style-name="Standard">
      <style:text-properties officeooo:rsid="00312482" officeooo:paragraph-rsid="00312482"/>
    </style:style>
    <style:style style:name="P20" style:family="paragraph" style:parent-style-name="Standard">
      <style:text-properties officeooo:rsid="00316380" officeooo:paragraph-rsid="00316380"/>
    </style:style>
    <style:style style:name="P21" style:family="paragraph" style:parent-style-name="Standard">
      <style:text-properties officeooo:rsid="00354ac0" officeooo:paragraph-rsid="00354ac0"/>
    </style:style>
    <style:style style:name="P22" style:family="paragraph" style:parent-style-name="Standard">
      <style:text-properties style:font-name="sans-serif" fo:font-size="10.5pt" officeooo:rsid="002c590a" officeooo:paragraph-rsid="0029ad1d"/>
    </style:style>
    <style:style style:name="P23" style:family="paragraph" style:parent-style-name="Standard">
      <style:text-properties style:font-name="sans-serif" fo:font-size="10.5pt" officeooo:rsid="004e66f0" officeooo:paragraph-rsid="004e66f0"/>
    </style:style>
    <style:style style:name="P24" style:family="paragraph" style:parent-style-name="Standard">
      <style:text-properties officeooo:rsid="0041e6b9" officeooo:paragraph-rsid="0048915e"/>
    </style:style>
    <style:style style:name="P25" style:family="paragraph" style:parent-style-name="Standard">
      <style:text-properties officeooo:rsid="00421c4f" officeooo:paragraph-rsid="0048915e"/>
    </style:style>
    <style:style style:name="P26" style:family="paragraph" style:parent-style-name="Standard">
      <style:text-properties officeooo:rsid="0045620c" officeooo:paragraph-rsid="00316380"/>
    </style:style>
    <style:style style:name="P27" style:family="paragraph" style:parent-style-name="Standard">
      <style:text-properties officeooo:rsid="0045620c" officeooo:paragraph-rsid="0045620c"/>
    </style:style>
    <style:style style:name="P28" style:family="paragraph" style:parent-style-name="Standard">
      <style:text-properties officeooo:rsid="004c4f90" officeooo:paragraph-rsid="004c4f90"/>
    </style:style>
    <style:style style:name="P29" style:family="paragraph" style:parent-style-name="Standard">
      <style:text-properties officeooo:rsid="0050589c" officeooo:paragraph-rsid="0050589c"/>
    </style:style>
    <style:style style:name="P30" style:family="paragraph" style:parent-style-name="Standard">
      <style:text-properties style:font-name="sans-serif" fo:font-size="10.5pt" officeooo:rsid="003444be" officeooo:paragraph-rsid="0048915e"/>
    </style:style>
    <style:style style:name="P31" style:family="paragraph" style:parent-style-name="Standard">
      <style:text-properties style:font-name="sans-serif" fo:font-size="10.5pt" officeooo:rsid="0053890b" officeooo:paragraph-rsid="00316380"/>
    </style:style>
    <style:style style:name="P32" style:family="paragraph" style:parent-style-name="Standard">
      <style:text-properties style:font-name="sans-serif" fo:font-size="10.5pt" officeooo:rsid="0045620c" officeooo:paragraph-rsid="00316380"/>
    </style:style>
    <style:style style:name="P33" style:family="paragraph" style:parent-style-name="Standard">
      <style:text-properties style:font-name="sans-serif" fo:font-size="10.5pt" officeooo:rsid="002c590a" officeooo:paragraph-rsid="0029ad1d"/>
    </style:style>
    <style:style style:name="P34" style:family="paragraph" style:parent-style-name="Standard">
      <style:text-properties officeooo:rsid="00240799" officeooo:paragraph-rsid="00240799"/>
    </style:style>
    <style:style style:name="P35" style:family="paragraph" style:parent-style-name="Standard">
      <style:text-properties officeooo:rsid="00421c4f" officeooo:paragraph-rsid="00240799"/>
    </style:style>
    <style:style style:name="T1" style:family="text">
      <style:text-properties officeooo:rsid="001eb5c0"/>
    </style:style>
    <style:style style:name="T2" style:family="text">
      <style:text-properties officeooo:rsid="001f4565"/>
    </style:style>
    <style:style style:name="T3" style:family="text">
      <style:text-properties officeooo:rsid="001fde3b"/>
    </style:style>
    <style:style style:name="T4" style:family="text">
      <style:text-properties officeooo:rsid="002126aa"/>
    </style:style>
    <style:style style:name="T5" style:family="text">
      <style:text-properties style:font-name="sans-serif" fo:font-size="10.5pt"/>
    </style:style>
    <style:style style:name="T6" style:family="text">
      <style:text-properties style:font-name="sans-serif" fo:font-size="10.5pt" officeooo:rsid="002bf0a3"/>
    </style:style>
    <style:style style:name="T7" style:family="text">
      <style:text-properties style:font-name="sans-serif" fo:font-size="10.5pt" officeooo:rsid="002c590a"/>
    </style:style>
    <style:style style:name="T8" style:family="text">
      <style:text-properties style:font-name="sans-serif" fo:font-size="10.5pt" officeooo:rsid="003444be"/>
    </style:style>
    <style:style style:name="T9" style:family="text">
      <style:text-properties style:font-name="sans-serif" fo:font-size="10.5pt" officeooo:rsid="0053890b"/>
    </style:style>
    <style:style style:name="T10" style:family="text">
      <style:text-properties officeooo:rsid="001cccee"/>
    </style:style>
    <style:style style:name="T11" style:family="text">
      <style:text-properties officeooo:rsid="0022845d"/>
    </style:style>
    <style:style style:name="T12" style:family="text">
      <style:text-properties officeooo:rsid="002407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5eed2"/>
    </style:style>
    <style:style style:name="T15" style:family="text">
      <style:text-properties officeooo:rsid="0027dc31"/>
    </style:style>
    <style:style style:name="T16" style:family="text">
      <style:text-properties officeooo:rsid="00299ce4"/>
    </style:style>
    <style:style style:name="T17" style:family="text">
      <style:text-properties officeooo:rsid="0029ad1d"/>
    </style:style>
    <style:style style:name="T18" style:family="text">
      <style:text-properties officeooo:rsid="0029f332"/>
    </style:style>
    <style:style style:name="T19" style:family="text">
      <style:text-properties officeooo:rsid="002ab093"/>
    </style:style>
    <style:style style:name="T20" style:family="text">
      <style:text-properties officeooo:rsid="002dff7c"/>
    </style:style>
    <style:style style:name="T21" style:family="text">
      <style:text-properties officeooo:rsid="002fd901"/>
    </style:style>
    <style:style style:name="T22" style:family="text">
      <style:text-properties officeooo:rsid="00312482"/>
    </style:style>
    <style:style style:name="T23" style:family="text">
      <style:text-properties style:text-position="super 58%" officeooo:rsid="00312482"/>
    </style:style>
    <style:style style:name="T24" style:family="text">
      <style:text-properties officeooo:rsid="0034c228"/>
    </style:style>
    <style:style style:name="T25" style:family="text">
      <style:text-properties officeooo:rsid="00354ac0"/>
    </style:style>
    <style:style style:name="T26" style:family="text">
      <style:text-properties officeooo:rsid="00363405"/>
    </style:style>
    <style:style style:name="T27" style:family="text">
      <style:text-properties officeooo:rsid="0037e04b"/>
    </style:style>
    <style:style style:name="T28" style:family="text">
      <style:text-properties officeooo:rsid="0038b8b1"/>
    </style:style>
    <style:style style:name="T29" style:family="text">
      <style:text-properties officeooo:rsid="003b9e42"/>
    </style:style>
    <style:style style:name="T30" style:family="text">
      <style:text-properties officeooo:rsid="003dba03"/>
    </style:style>
    <style:style style:name="T31" style:family="text">
      <style:text-properties officeooo:rsid="003e5bdd"/>
    </style:style>
    <style:style style:name="T32" style:family="text">
      <style:text-properties officeooo:rsid="003feaef"/>
    </style:style>
    <style:style style:name="T33" style:family="text">
      <style:text-properties officeooo:rsid="0040d963"/>
    </style:style>
    <style:style style:name="T34" style:family="text">
      <style:text-properties officeooo:rsid="00450bc6"/>
    </style:style>
    <style:style style:name="T35" style:family="text">
      <style:text-properties officeooo:rsid="00454609"/>
    </style:style>
    <style:style style:name="T36" style:family="text">
      <style:text-properties officeooo:rsid="0045620c"/>
    </style:style>
    <style:style style:name="T37" style:family="text">
      <style:text-properties officeooo:rsid="00465a43"/>
    </style:style>
    <style:style style:name="T38" style:family="text">
      <style:text-properties officeooo:rsid="004b81f2"/>
    </style:style>
    <style:style style:name="T39" style:family="text">
      <style:text-properties officeooo:rsid="0052a76c"/>
    </style:style>
    <style:style style:name="T40" style:family="text">
      <style:text-properties officeooo:rsid="0054eb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-----------------------ENTREPRISE----------------------------</text:p>
      <text:p text:style-name="P2">Je vous présente aujourd’hui une application pour un coiffeur barbier. Cette entreprise est implanté dans le centre ville de Rouen depuis 2017. </text:p>
      <text:p text:style-name="P1">L’entreprise est composé de 3 personnes : <text:s/><text:span text:style-name="T1">le gérant, sa femme et un employé. </text:span></text:p>
      <text:p text:style-name="P1"><text:span text:style-name="T1">Bien que situé en centre ville, celle ci est dans une rue avec peu de passage. </text:span><text:span text:style-name="T2">Elle dispose d’un fac</text:span><text:span text:style-name="T3">e</text:span><text:span text:style-name="T2">book et d’un i</text:span><text:span text:style-name="T3">n</text:span><text:span text:style-name="T2">stagram </text:span><text:span text:style-name="T1">L’entreprise à besoin d’avoir plus de visibilité. <text:s text:c="2"/></text:span></text:p>
      <text:p text:style-name="P3"><text:span text:style-name="T25">-----------------------</text:span><text:span text:style-name="T26">CAHIER DES CHARGES</text:span><text:span text:style-name="T25">----------------------------</text:span></text:p>
      <text:p text:style-name="P5">Le dirigeant désir un site <text:span text:style-name="T4">ou les util peuvent </text:span><text:span text:style-name="T12">une seule et même page</text:span><text:span text:style-name="T10"><text:line-break/></text:span></text:p>
      <text:p text:style-name="P6">Le stage s’est déroulé entièrement depuis domicile avec mon poste personnel. </text:p>
      <text:p text:style-name="P6">J’ai codé sur Vscode , <text:s/><text:span text:style-name="T11">avec </text:span>git comme outil de versionning</text:p>
      <text:p text:style-name="P6"/>
      <text:p text:style-name="P6">J’ai conçu l’application avec Le framework Symfony. Avec le SGBD MySQL. <text:span text:style-name="T11">J’ai utilisé Symfony car pendant la formation j’ai abordé ce framework qui de part sa modularité et sa réputation de robustesse m’a </text:span><text:span text:style-name="T12">plus. </text:span></text:p>
      <text:p text:style-name="P4"><text:span text:style-name="T25">-----------------------</text:span><text:span text:style-name="T28">ARBORESCENCE</text:span><text:span text:style-name="T25">----------------------------</text:span></text:p>
      <text:p text:style-name="P7">Le <text:span text:style-name="T27">Arboresccence </text:span>articule en deux bloc distincts une partie utilisateur qui visite le site de l’entreprise et une autre pour l’administration du site.</text:p>
      <text:p text:style-name="P7"/>
      <text:p text:style-name="P7">Du fait que le site ne dispose que d’une unique page les utilisateur non connecté ont <text:s/>directement accès a toutes les informations demandées dans le cahier des charges.</text:p>
      <text:p text:style-name="P7"/>
      <text:p text:style-name="P7">Pour la partie administration, les utilisateurs connecté peuvent modifier les diverses parties du site.</text:p>
      <text:p text:style-name="P9">Ils dispose également d’une rubrique d’aide pour facilité la prise en main de l’application.</text:p>
      <text:p text:style-name="P9"/>
      <text:p text:style-name="P9"><text:span text:style-name="T32">Page Aide </text:span><text:s/></text:p>
      <text:p text:style-name="P7"/>
      <text:p text:style-name="P7">Seul les utilisateurs ayant le<text:span text:style-name="T13"> rôle de super admin </text:span>peuvent modifier ou supprimer les comptes utilisateur.</text:p>
      <text:p text:style-name="P35"/>
      <text:p text:style-name="P7">-------------------------<text:span text:style-name="T31">REPONSIVE MOBILE FIRST---------------------</text:span></text:p>
      <text:p text:style-name="P11">L’interface a été conçu en mobile first et <text:span text:style-name="T14">en responsive design. <text:s/></text:span></text:p>
      <text:p text:style-name="P12">Pour cela <text:span text:style-name="T15">j’ai </text:span>utilisé Bootstrap pour son système de grille <text:span text:style-name="T15">pour placer les éléments en fonction des viewport </text:span>et Les media queries <text:span text:style-name="T15">ajuster les dimensions.</text:span></text:p>
      <text:p text:style-name="P12"/>
      <text:p text:style-name="P28">HTML sémantique pour référencement et w3c validator </text:p>
      <text:p text:style-name="P28"/>
      <text:p text:style-name="P29">Création d’un logo, détouré en PNG pour avoir un logo transparent.</text:p>
      <text:p text:style-name="P10"/>
      <text:p text:style-name="P7">-------------------- <text:span text:style-name="T34">Anim JS--------------</text:span></text:p>
      <text:p text:style-name="P12"><text:span text:style-name="T16">Pour dynamiser l’interface j’ai utilisé Javascript et <text:s/>des propriétés CSS</text:span><text:span text:style-name="T15"> . <text:s/></text:span></text:p>
      <text:p text:style-name="P13">Pour afficher les tarifs lorsque l’utilisateur scroll. </text:p>
      <text:p text:style-name="P14"><text:span text:style-name="T17">J’ai placer une class sur chaque </text:span><text:span text:style-name="T18">éléments de la grille tarifaire </text:span><text:span text:style-name="T19">et un id sur le logo. </text:span><text:span text:style-name="T5">J’ai stocké également dans une autre variable la</text:span><text:line-break/><text:span text:style-name="T5">propriété «</text:span> <text:span text:style-name="T5">clientHeight</text:span> <text:span text:style-name="T5">» qui mesure la hauteur de l’élément ciblé (le bloc contenant</text:span><text:line-break/><text:span text:style-name="T5">le logo) au moment du chargement de la page. La valeur sera variable en fonction du</text:span><text:line-break/><text:span text:style-name="T5">viewport.</text:span> <text:span text:style-name="T5">Sur l’objet «</text:span> <text:span text:style-name="T5">window</text:span> <text:span text:style-name="T5">» qui représente la page web chargée, j’ai placé la</text:span><text:line-break/><text:span text:style-name="T5">méthode «</text:span> <text:span text:style-name="T5">addEventListener</text:span> <text:span text:style-name="T5">» qui écoute l’événement spécifié (ici le scroll) et qui</text:span><text:line-break/><text:span text:style-name="T5">déclenche la fonction </text:span><text:span text:style-name="T6">serviceAnim Cette fonction Compare le scroll Vertical à la Hautteur de l’élément puis <text:s/>avec une boucle qui parcoure </text:span><text:span text:style-name="T7">la collection pour ajouter la classe containerRotate qui a pour propriété transform <text:s/>opére une roatation sur l’axe vertical et met l’élément à 0deg CAD en position normale.</text:span></text:p>
      <text:p text:style-name="P22"/>
      <text:p text:style-name="P22"><text:soft-page-break/>--------------------------<text:span text:style-name="T35">PASSWORD-------------------------</text:span></text:p>
      <text:p text:style-name="P23">Ajouté la répétition du MDP RegistrationFormType</text:p>
      <text:p text:style-name="P8"><text:span text:style-name="T5">Pour contraindre les utilisateurs à utiliser un mot de passe fort lors de la</text:span><text:line-break/><text:span text:style-name="T5">création de leur compte utilisateur, j’ai développé une fonction JavaScript qui se sert</text:span><text:line-break/><text:span text:style-name="T5">d’expressions régulières pour contrôler le mot de passe saisi. Cela se fait sur la partie</text:span><text:line-break/><text:span text:style-name="T5">front-end sans rechargement de la page pour une meilleure expérience utilisateur.</text:span> </text:p>
      <text:p text:style-name="P8"><text:span text:style-name="T5">Les contraintes sont indiquées clairement en rouge et changent de couleur et passent</text:span><text:line-break/><text:span text:style-name="T5">au vert lorsque celles-ci ont été respectées. Une fois que toutes les contraintes ont été</text:span><text:line-break/><text:span text:style-name="T5">levées, le bouton «</text:span> <text:span text:style-name="T5">Valider</text:span> <text:span text:style-name="T5">» passe de la propriété «</text:span> <text:span text:style-name="T5">disable</text:span> <text:span text:style-name="T5">»</text:span> <text:span text:style-name="T5">«</text:span> <text:span text:style-name="T5">true</text:span> <text:span text:style-name="T5">» à «false</text:span> <text:span text:style-name="T5">»</text:span> <text:span text:style-name="T5">et</text:span><text:line-break/><text:span text:style-name="T5">permet l’envoi du formulaire</text:span> </text:p>
      <text:p text:style-name="P8"/>
      <text:p text:style-name="P15">avec la fonction test qui renvoie un booléen « true » en cas de correspondance et « false » si aucune correspondance n’’est trouvé.</text:p>
      <text:p text:style-name="P15">En cas de correspondance <text:s/>la classe des éléménts est échangé avec la fonction reeplace.</text:p>
      <text:p text:style-name="P8">-------------<text:span text:style-name="T35">REGEX--------------------------</text:span></text:p>
      <text:p text:style-name="P17">Les deux slashs sont des métacaractères </text:p>
      <text:p text:style-name="P16">Le patern [-] <text:span text:style-name="T21">avec le trait d’union désigne</text:span><text:span text:style-name="T20"> un intervalles il sert a rechercher un élément compris entre les deux caractères. </text:span></text:p>
      <text:p text:style-name="P18">Le metacaractère ^ désigne le début de la chaine</text:p>
      <text:p text:style-name="P19">les symboles (?=( permet de stocker une correspondance</text:p>
      <text:p text:style-name="P19">le . Signifie tous les caractères</text:p>
      <text:p text:style-name="P18">* ? <text:span text:style-name="T22">quantififieur qui arrete sa recherche des la 1</text:span><text:span text:style-name="T23">er</text:span><text:span text:style-name="T22"> correspondance</text:span></text:p>
      <text:p text:style-name="P19">les {un chiffre,} longueur minimale</text:p>
      <text:p text:style-name="P20">$ désigne la fin de la chaine</text:p>
      <text:p text:style-name="P20">{16,}la <text:s/>fin de la chaine doit etre au moins de 16</text:p>
      <text:p text:style-name="P20">--------------<text:span text:style-name="T24">FORMULAIRE----------------</text:span></text:p>
      <text:p text:style-name="P20"><text:span text:style-name="T8">Ce formulaire hérite des propriétés et des méthodes de la classe<text:line-break/>« AbastractController ». Une classe abstraite ne peut être instanciée et permet<text:line-break/>l’utilisation des méthodes qu’elle contient et oblige à définir les méthodes abstraites<text:line-break/>qu’elle contiendrait. Ici, est utilisée la méthode « getDoctrine » qui sert à appeler la<text:line-break/>méthode « getManager », qui synchronise elle-même les objets dans la base de<text:line-break/></text:span><text:span text:style-name="T12">-------------------------</text:span><text:span text:style-name="T33">SCHEMA BDD-------------------------------</text:span></text:p>
      <text:p text:style-name="P24">Admin </text:p>
      <text:p text:style-name="P24">varchar pour plus de liberte </text:p>
      <text:p text:style-name="P24">Image ALT référencement naturel </text:p>
      <text:p text:style-name="P25">PhoneNumberLink lien cliquable</text:p>
      <text:p text:style-name="P30">Price en varchar pour Sur Devis <text:s text:c="2"/></text:p>
      <text:p text:style-name="P20">-----------------<text:span text:style-name="T36">PAGE ACCUEIL------------</text:span></text:p>
      <text:p text:style-name="P27">Rubrique d’aide expliquer le fonctionnement du site avec des liens <text:span text:style-name="T37">pour reduire le poids des images et créer des mots de passe fort</text:span></text:p>
      <text:p text:style-name="P27">Acc<text:span text:style-name="T40">è</text:span>s En fonction du rôle <text:span text:style-name="T38">définit dans le fichier security,yaml avec la hiérarchie des rôles</text:span></text:p>
      <text:p text:style-name="P20">----------------- <text:span text:style-name="T29">AUTHENTICATOR-------------------------</text:span></text:p>
      <text:p text:style-name="P20"><text:span text:style-name="T5">- «</text:span> <text:span text:style-name="T5">Authenticator</text:span> <text:span text:style-name="T5">» reçoit une injection de dépendance</text:span> <text:span text:style-name="T5">de l’objet interface</text:span><text:line-break/><text:span text:style-name="T5">«</text:span> <text:span text:style-name="T5">UrlGeneratorInterface</text:span> <text:span text:style-name="T5">» pour créer les différentes ressources utiles dans la</text:span> <text:span text:style-name="T5">génération</text:span><text:line-break/><text:span text:style-name="T5">de route. Ici, dans la fonction «</text:span> <text:span text:style-name="T5">onAuthenticationSuccess</text:span> <text:span text:style-name="T5">».</text:span></text:p>
      <text:p text:style-name="P20"><text:s text:c="2"/>-------------- <text:span text:style-name="T30">THROTTLING-------------</text:span></text:p>
      <text:p text:style-name="P20"/>
      <text:p text:style-name="P26">---------------<text:span text:style-name="T39">CONFIG EASY----------------</text:span></text:p>
      <text:p text:style-name="P26"><text:span text:style-name="T5">Pour chaque champ, un objet de type «</text:span> <text:span text:style-name="T5">Field</text:span> <text:span text:style-name="T5">» est instancié et prend en paramètre le</text:span><text:line-break/><text:span text:style-name="T5">nom de la propriété et ici un nouveau label. </text:span></text:p>
      <text:p text:style-name="P26"><text:span text:style-name="T5">--------</text:span><text:span text:style-name="T9">ENTITY IMAGE---------------------------</text:span></text:p>
      <text:p text:style-name="P31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0T13:26:56.711000000</dc:date>
    <meta:editing-duration>PT1H5M27S</meta:editing-duration>
    <meta:editing-cycles>10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7" meta:word-count="885" meta:character-count="5920" meta:non-whitespace-character-count="5066"/>
  </office:meta>
</office:document-meta>
</file>